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D6000002588470CF1133D36627.png" manifest:media-type="image/png"/>
  <manifest:file-entry manifest:full-path="Pictures/100010DB0000162B00003E03B960EB66CCB1BFFA.svg" manifest:media-type="image/svg+xml"/>
  <manifest:file-entry manifest:full-path="Pictures/10000201000002A6000002E1C16AF5EEB42D4125.png" manifest:media-type="image/png"/>
  <manifest:file-entry manifest:full-path="Pictures/10000C650000472600004D42F4842995243DF163.svg" manifest:media-type="image/svg+xml"/>
  <manifest:file-entry manifest:full-path="Pictures/10000201000003490000025399460E314BB80969.png" manifest:media-type="image/png"/>
  <manifest:file-entry manifest:full-path="Pictures/1001D1790000571E00003DA13B7FFC1D7EA16A68.svg" manifest:media-type="image/svg+xml"/>
  <manifest:file-entry manifest:full-path="Pictures/1000020100000349000002538D044A92E103ADA8.png" manifest:media-type="image/png"/>
  <manifest:file-entry manifest:full-path="Pictures/1000CEEE0000571E00003DA1500334C32E4DECA5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28pt" officeooo:rsid="000f2d73" officeooo:paragraph-rsid="000f2d73" style:font-size-asian="24.5pt" style:font-size-complex="28pt"/>
    </style:style>
    <style:style style:name="P2" style:family="paragraph" style:parent-style-name="Title">
      <style:paragraph-properties fo:text-align="start" style:justify-single-word="false"/>
      <style:text-properties style:font-name="Liberation Sans" fo:font-size="80pt" fo:font-weight="bold" officeooo:rsid="0011057c" officeooo:paragraph-rsid="0011057c" style:font-name-asian="Arial Unicode MS" style:font-size-asian="80pt" style:font-weight-asian="bold" style:font-name-complex="Arial Unicode MS" style:font-size-complex="80pt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size="28pt" officeooo:rsid="0011057c" officeooo:paragraph-rsid="0011057c" style:font-size-asian="24.5pt" style:font-size-complex="28pt"/>
    </style:style>
    <style:style style:name="P4" style:family="paragraph">
      <style:text-properties fo:font-size="80pt" style:font-size-asian="80pt" style:font-size-complex="80pt"/>
    </style:style>
    <style:style style:name="P5" style:family="paragraph">
      <loext:graphic-properties draw:fill="none" draw:fill-color="#ffffff"/>
      <style:text-properties fo:font-size="80pt" style:font-size-asian="80pt" style:font-size-complex="80pt"/>
    </style:style>
    <style:style style:name="T1" style:family="text">
      <style:text-properties fo:font-size="80pt" style:font-size-asian="80pt" style:font-size-complex="8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728in, 1.6929in, 1.7602in, 0.879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291in, 3.9417in, 1.0752in, 3.9543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000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3" draw:name="Image1" text:anchor-type="paragraph" svg:x="8.9311in" svg:y="-0.7874in" svg:width="1.8228in" svg:height="8.2701in" draw:z-index="0"><draw:image xlink:href="Pictures/1000CEEE0000571E00003DA1500334C32E4DECA5.svg" xlink:type="simple" xlink:show="embed" xlink:actuate="onLoad" loext:mime-type="image/svg+xml"/><draw:image xlink:href="Pictures/1000020100000349000002538D044A92E103ADA8.png" xlink:type="simple" xlink:show="embed" xlink:actuate="onLoad" loext:mime-type="image/png"/></draw:frame><draw:frame draw:style-name="fr2" draw:name="Image2" text:anchor-type="paragraph" svg:x="-0.028in" svg:y="5.3902in" svg:width="3.5272in" svg:height="1.5472in" draw:z-index="1"><draw:image xlink:href="Pictures/1001D1790000571E00003DA13B7FFC1D7EA16A68.svg" xlink:type="simple" xlink:show="embed" xlink:actuate="onLoad" loext:mime-type="image/svg+xml"/><draw:image xlink:href="Pictures/10000201000003490000025399460E314BB80969.png" xlink:type="simple" xlink:show="embed" xlink:actuate="onLoad" loext:mime-type="image/png"/></draw:frame><draw:frame draw:style-name="fr1" draw:name="Image3" text:anchor-type="char" svg:x="-0.1661in" svg:y="0.3374in" svg:width="4.3283in" svg:height="4.7in" draw:z-index="2"><draw:image xlink:href="Pictures/10000C650000472600004D42F4842995243DF163.svg" xlink:type="simple" xlink:show="embed" xlink:actuate="onLoad" loext:mime-type="image/svg+xml"/><draw:image xlink:href="Pictures/10000201000002A6000002E1C16AF5EEB42D4125.png" xlink:type="simple" xlink:show="embed" xlink:actuate="onLoad" loext:mime-type="image/png"/></draw:frame><draw:frame draw:style-name="fr1" draw:name="Image4" text:anchor-type="char" svg:x="4.4484in" svg:y="0.3457in" svg:width="4.3283in" svg:height="4.7in" draw:z-index="3"><draw:image xlink:href="Pictures/10000C650000472600004D42F4842995243DF163.svg" xlink:type="simple" xlink:show="embed" xlink:actuate="onLoad" loext:mime-type="image/svg+xml"/><draw:image xlink:href="Pictures/10000201000002A6000002E1C16AF5EEB42D4125.png" xlink:type="simple" xlink:show="embed" xlink:actuate="onLoad" loext:mime-type="image/png"/></draw:frame></text:p>
      <text:p text:style-name="P1"><draw:frame text:anchor-type="paragraph" draw:z-index="4" draw:name="Shape1" draw:style-name="gr1" draw:text-style-name="P5" svg:width="2.9378in" svg:height="2.0012in" svg:x="0.6098in" svg:y="0.2547in"><draw:text-box><text:p text:style-name="P4"><text:span text:style-name="T1">500kg</text:span></text:p></draw:text-box></draw:frame><draw:frame text:anchor-type="paragraph" draw:z-index="5" draw:name="Shape1_0" draw:style-name="gr1" draw:text-style-name="P5" svg:width="2.9378in" svg:height="2.0012in" svg:x="5.7138in" svg:y="0.2945in"><draw:text-box><text:p text:style-name="P4"><text:span text:style-name="T1">3</text:span></text:p></draw:text-box></draw:frame><draw:frame draw:style-name="fr1" draw:name="Image5" text:anchor-type="char" svg:x="6.7228in" svg:y="-0.022in" svg:width="0.6898in" svg:height="1.928in" draw:z-index="6"><draw:image xlink:href="Pictures/100010DB0000162B00003E03B960EB66CCB1BFFA.svg" xlink:type="simple" xlink:show="embed" xlink:actuate="onLoad" loext:mime-type="image/svg+xml"/><draw:image xlink:href="Pictures/10000201000000D6000002588470CF1133D36627.png" xlink:type="simple" xlink:show="embed" xlink:actuate="onLoad" loext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9909in" style:type="center"/>
          <style:tab-stop style:position="7.9827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2.5in" fo:margin-left="0.7874in" fo:margin-right="2.9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1T10:52:08.644519962</meta:creation-date>
    <meta:editing-duration>PT18M52S</meta:editing-duration>
    <meta:editing-cycles>2</meta:editing-cycles>
    <meta:generator>LibreOffice/6.4.5.2$Linux_X86_64 LibreOffice_project/40$Build-2</meta:generator>
    <dc:date>2020-08-11T11:21:10.666438128</dc:date>
    <meta:document-statistic meta:table-count="0" meta:image-count="5" meta:object-count="0" meta:page-count="1" meta:paragraph-count="0" meta:word-count="0" meta:character-count="0" meta:non-whitespace-character-count="0"/>
  </office:meta>
</office:document-meta>
</file>